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4cm"/>
    </style:style>
    <style:style style:name="co3" style:family="table-column">
      <style:table-column-properties fo:break-before="auto" style:column-width="2.663cm"/>
    </style:style>
    <style:style style:name="co4" style:family="table-column">
      <style:table-column-properties fo:break-before="auto" style:column-width="3.7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1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1P0"/>
    </number:currency-style>
    <number:currency-style style:name="N103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3P0"/>
    </number:currency-style>
    <style:style style:name="ce1" style:family="table-cell" style:parent-style-name="Default">
      <style:table-cell-properties fo:border-bottom="none" fo:border-left="0.99pt solid #000000" fo:border-right="none" fo:border-top="0.99pt solid #000000"/>
    </style:style>
    <style:style style:name="ce2" style:family="table-cell" style:parent-style-name="Default">
      <style:table-cell-properties fo:border-bottom="none" fo:border-left="0.99pt solid #000000" fo:border-right="none" fo:border-top="none"/>
    </style:style>
    <style:style style:name="ce3" style:family="table-cell" style:parent-style-name="Default">
      <style:table-cell-properties fo:border-bottom="0.99pt solid #000000" fo:border-left="0.99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99pt solid #000000"/>
    </style:style>
    <style:style style:name="ce5" style:family="table-cell" style:parent-style-name="Default">
      <style:table-cell-properties fo:border-bottom="0.99pt solid #000000" fo:border-left="none" fo:border-right="none" fo:border-top="none"/>
    </style:style>
    <style:style style:name="ce6" style:family="table-cell" style:parent-style-name="Default" style:data-style-name="N108"/>
    <style:style style:name="ce7" style:family="table-cell" style:parent-style-name="Default">
      <style:table-cell-properties fo:border-bottom="none" fo:border-left="none" fo:border-right="0.99pt solid #000000" fo:border-top="0.99pt solid #000000"/>
    </style:style>
    <style:style style:name="ce8" style:family="table-cell" style:parent-style-name="Default">
      <style:table-cell-properties fo:border-bottom="none" fo:border-left="none" fo:border-right="0.99pt solid #000000" fo:border-top="none"/>
    </style:style>
    <style:style style:name="ce9" style:family="table-cell" style:parent-style-name="Default">
      <style:table-cell-properties fo:border-bottom="0.99pt solid #000000" fo:border-left="none" fo:border-right="0.99pt solid #000000" fo:border-top="none"/>
    </style:style>
    <style:style style:name="ce10" style:family="table-cell" style:parent-style-name="Default" style:data-style-name="N101"/>
    <style:style style:name="ce11" style:family="table-cell" style:parent-style-name="Default" style:data-style-name="N101">
      <style:table-cell-properties fo:border-bottom="0.99pt solid #000000" fo:border-left="none" fo:border-right="none" fo:border-top="none"/>
    </style:style>
    <style:style style:name="ce12" style:family="table-cell" style:parent-style-name="Default" style:data-style-name="N107">
      <style:table-cell-properties fo:border-bottom="none" fo:border-left="none" fo:border-right="0.99pt solid #000000" fo:border-top="none"/>
    </style:style>
    <style:style style:name="ce13" style:family="table-cell" style:parent-style-name="Default" style:data-style-name="N107">
      <style:table-cell-properties fo:border-bottom="0.99pt solid #000000" fo:border-left="none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0.99pt solid #000000" fo:border-right="none" fo:border-top="0.99pt solid #000000"/>
      <style:paragraph-properties fo:text-align="start" fo:margin-left="0cm"/>
    </style:style>
    <style:style style:name="ce15" style:family="table-cell" style:parent-style-name="Default" style:data-style-name="N103">
      <style:table-cell-properties fo:border-bottom="0.99pt solid #000000" fo:border-left="0.99pt solid #000000" fo:border-right="none" fo:border-top="none"/>
    </style:style>
    <style:style style:name="ce16" style:family="table-cell" style:parent-style-name="Default" style:data-style-name="N101">
      <style:table-cell-properties fo:border-bottom="none" fo:border-left="none" fo:border-right="0.99pt solid #000000" fo:border-top="none"/>
    </style:style>
    <style:style style:name="ce17" style:family="table-cell" style:parent-style-name="Default" style:data-style-name="N107">
      <style:table-cell-properties fo:border-bottom="0.99pt solid #000000" fo:border-left="none" fo:border-right="0.99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4.6cm" svg:height="8.212cm" svg:x="8.546cm" svg:y="6.609cm">
            <draw:object draw:notify-on-update-of-ranges="Лист1.C13:Лист1.C13 Лист1.C14:Лист1.C14 Лист1.C15:Лист1.C15 Лист1.C16:Лист1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0.2cm" svg:height="0.466cm" svg:x="2.257cm" svg:y="8.579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1" svg:width="0.2cm" svg:height="0.466cm" svg:x="2.257cm" svg:y="8.579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2" draw:text-style-name="P1" svg:width="0.2cm" svg:height="0.466cm" svg:x="9.031cm" svg:y="18.513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7.186cm" svg:y="15.093cm">
            <draw:object draw:notify-on-update-of-ranges="Лист1.A20:Лист1.A60 Лист1.B20:Лист1.B6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Фирма</text:p>
          </table:table-cell>
          <table:table-cell table:style-name="ce4" office:value-type="string" calcext:value-type="string">
            <text:p>Марка</text:p>
          </table:table-cell>
          <table:table-cell table:style-name="ce4" office:value-type="string" calcext:value-type="string">
            <text:p>Кол-во</text:p>
          </table:table-cell>
          <table:table-cell table:style-name="ce4" office:value-type="string" calcext:value-type="string">
            <text:p>Цена в Руб</text:p>
          </table:table-cell>
          <table:table-cell table:style-name="ce7" office:value-type="string" calcext:value-type="string">
            <text:p>Цена в Евро</text:p>
          </table:table-cell>
          <table:table-cell/>
          <table:table-cell table:style-name="ce14" office:value-type="string" calcext:value-type="string">
            <text:p><text:s/>Руб</text:p>
          </table:table-cell>
          <table:table-cell table:style-name="ce7" office:value-type="string" calcext:value-type="string">
            <text:p>Евро</text:p>
          </table:table-cell>
        </table:table-row>
        <table:table-row table:style-name="ro1">
          <table:table-cell table:style-name="ce2" office:value-type="string" calcext:value-type="string">
            <text:p>Ф1</text:p>
          </table:table-cell>
          <table:table-cell table:style-name="Default" office:value-type="string" calcext:value-type="string">
            <text:p>Toyota</text:p>
          </table:table-cell>
          <table:table-cell office:value-type="float" office:value="17" calcext:value-type="float">
            <text:p>17</text:p>
          </table:table-cell>
          <table:table-cell table:style-name="ce10" office:value-type="currency" office:currency="RUB" office:value="1500000" calcext:value-type="currency">
            <text:p>1 500 000 ₽</text:p>
          </table:table-cell>
          <table:table-cell table:style-name="ce12" table:formula="of:=[.D2]*[.G$2]" office:value-type="currency" office:currency="EUR" office:value="128790000" calcext:value-type="currency">
            <text:p>€128 790 000</text:p>
          </table:table-cell>
          <table:table-cell/>
          <table:table-cell table:style-name="ce15" office:value-type="currency" office:currency="RUB" office:value="85.86" calcext:value-type="currency">
            <text:p>86 ₽</text:p>
          </table:table-cell>
          <table:table-cell table:style-name="ce17" office:value-type="currency" office:currency="EUR" office:value="1" calcext:value-type="currency">
            <text:p>€1</text:p>
          </table:table-cell>
        </table:table-row>
        <table:table-row table:style-name="ro1">
          <table:table-cell table:style-name="ce2" office:value-type="string" calcext:value-type="string">
            <text:p>Ф2</text:p>
          </table:table-cell>
          <table:table-cell table:style-name="Default" office:value-type="string" calcext:value-type="string">
            <text:p>Honda</text:p>
          </table:table-cell>
          <table:table-cell office:value-type="float" office:value="23" calcext:value-type="float">
            <text:p>23</text:p>
          </table:table-cell>
          <table:table-cell table:style-name="ce10" office:value-type="currency" office:currency="RUB" office:value="1230000" calcext:value-type="currency">
            <text:p>1 230 000 ₽</text:p>
          </table:table-cell>
          <table:table-cell table:style-name="ce12" table:formula="of:=[.D3]*[.G$2]" office:value-type="currency" office:currency="EUR" office:value="105607800" calcext:value-type="currency">
            <text:p>€105 607 8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Ф3</text:p>
          </table:table-cell>
          <table:table-cell table:style-name="Default" office:value-type="string" calcext:value-type="string">
            <text:p>Lada</text:p>
          </table:table-cell>
          <table:table-cell office:value-type="float" office:value="31" calcext:value-type="float">
            <text:p>31</text:p>
          </table:table-cell>
          <table:table-cell table:style-name="ce10" office:value-type="currency" office:currency="RUB" office:value="400000" calcext:value-type="currency">
            <text:p>400 000 ₽</text:p>
          </table:table-cell>
          <table:table-cell table:style-name="ce12" table:formula="of:=[.D4]*[.G$2]" office:value-type="currency" office:currency="EUR" office:value="34344000" calcext:value-type="currency">
            <text:p>€34 344 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Ф1</text:p>
          </table:table-cell>
          <table:table-cell table:style-name="Default" office:value-type="string" calcext:value-type="string">
            <text:p>Honda</text:p>
          </table:table-cell>
          <table:table-cell office:value-type="float" office:value="15" calcext:value-type="float">
            <text:p>15</text:p>
          </table:table-cell>
          <table:table-cell table:style-name="ce10" office:value-type="currency" office:currency="RUB" office:value="1000000" calcext:value-type="currency">
            <text:p>1 000 000 ₽</text:p>
          </table:table-cell>
          <table:table-cell table:style-name="ce12" table:formula="of:=[.D5]*[.G$2]" office:value-type="currency" office:currency="EUR" office:value="85860000" calcext:value-type="currency">
            <text:p>€85 860 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Ф3</text:p>
          </table:table-cell>
          <table:table-cell table:style-name="Default" office:value-type="string" calcext:value-type="string">
            <text:p>Toyota</text:p>
          </table:table-cell>
          <table:table-cell office:value-type="float" office:value="27" calcext:value-type="float">
            <text:p>27</text:p>
          </table:table-cell>
          <table:table-cell table:style-name="ce10" office:value-type="currency" office:currency="RUB" office:value="1600000" calcext:value-type="currency">
            <text:p>1 600 000 ₽</text:p>
          </table:table-cell>
          <table:table-cell table:style-name="ce12" table:formula="of:=[.D6]*[.G$2]" office:value-type="currency" office:currency="EUR" office:value="137376000" calcext:value-type="currency">
            <text:p>€137 376 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Ф2</text:p>
          </table:table-cell>
          <table:table-cell table:style-name="Default" office:value-type="string" calcext:value-type="string">
            <text:p>Mazda</text:p>
          </table:table-cell>
          <table:table-cell office:value-type="float" office:value="27" calcext:value-type="float">
            <text:p>27</text:p>
          </table:table-cell>
          <table:table-cell table:style-name="ce10" office:value-type="currency" office:currency="RUB" office:value="1449000" calcext:value-type="currency">
            <text:p>1 449 000 ₽</text:p>
          </table:table-cell>
          <table:table-cell table:style-name="ce12" table:formula="of:=[.D7]*[.G$2]" office:value-type="currency" office:currency="EUR" office:value="124411140" calcext:value-type="currency">
            <text:p>€124 411 14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Ф4</text:p>
          </table:table-cell>
          <table:table-cell table:style-name="Default" office:value-type="string" calcext:value-type="string">
            <text:p>Lada</text:p>
          </table:table-cell>
          <table:table-cell office:value-type="float" office:value="49" calcext:value-type="float">
            <text:p>49</text:p>
          </table:table-cell>
          <table:table-cell table:style-name="ce10" office:value-type="currency" office:currency="RUB" office:value="350000" calcext:value-type="currency">
            <text:p>350 000 ₽</text:p>
          </table:table-cell>
          <table:table-cell table:style-name="ce12" table:formula="of:=[.D8]*[.G$2]" office:value-type="currency" office:currency="EUR" office:value="30051000" calcext:value-type="currency">
            <text:p>€30 051 0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Ф4</text:p>
          </table:table-cell>
          <table:table-cell table:style-name="ce5" office:value-type="string" calcext:value-type="string">
            <text:p>Mazda</text:p>
          </table:table-cell>
          <table:table-cell table:style-name="ce5" office:value-type="float" office:value="21" calcext:value-type="float">
            <text:p>21</text:p>
          </table:table-cell>
          <table:table-cell table:style-name="ce11" office:value-type="currency" office:currency="RUB" office:value="1600000" calcext:value-type="currency">
            <text:p>1 600 000 ₽</text:p>
          </table:table-cell>
          <table:table-cell table:style-name="ce12" table:formula="of:=[.D9]*[.G$2]" office:value-type="currency" office:currency="EUR" office:value="137376000" calcext:value-type="currency">
            <text:p>€137 376 00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Марка</text:p>
          </table:table-cell>
          <table:table-cell table:style-name="ce4" office:value-type="string" calcext:value-type="string">
            <text:p>Сред.Кол-во</text:p>
          </table:table-cell>
          <table:table-cell table:style-name="ce7" office:value-type="string" calcext:value-type="string">
            <text:p>Сред.Цена</text:p>
          </table:table-cell>
          <table:table-cell/>
          <table:table-cell table:style-name="ce1"/>
          <table:table-cell table:style-name="ce4" office:value-type="string" calcext:value-type="string">
            <text:p>Макс.Ценна</text:p>
          </table:table-cell>
          <table:table-cell table:style-name="ce7" office:value-type="string" calcext:value-type="string">
            <text:p>Общ.Сумма.Продаж</text:p>
          </table:table-cell>
          <table:table-cell/>
        </table:table-row>
        <table:table-row table:style-name="ro1">
          <table:table-cell table:style-name="ce2" office:value-type="string" calcext:value-type="string">
            <text:p>Toyota</text:p>
          </table:table-cell>
          <table:table-cell table:style-name="Default" table:formula="of:=AVERAGEIF([.B$2:.B$9];[.A13];[.C$2:.C$9])" office:value-type="float" office:value="22" calcext:value-type="float">
            <text:p>22</text:p>
          </table:table-cell>
          <table:table-cell table:style-name="ce8" table:formula="of:=AVERAGEIF([.B$2:.B$9];[.A13];[.D$2:.D$9])" office:value-type="float" office:value="1550000" calcext:value-type="float">
            <text:p>1550000</text:p>
          </table:table-cell>
          <table:table-cell/>
          <table:table-cell table:style-name="ce2" office:value-type="string" calcext:value-type="string">
            <text:p>Руб</text:p>
          </table:table-cell>
          <table:table-cell table:style-name="ce10" table:formula="of:=MAX([.D2:.D9])" office:value-type="currency" office:currency="RUB" office:value="1600000" calcext:value-type="currency">
            <text:p>1 600 000 ₽</text:p>
          </table:table-cell>
          <table:table-cell table:style-name="ce16" table:formula="of:=SUMPRODUCT([.C2:.C9];[.D2:.D9])" office:value-type="currency" office:currency="RUB" office:value="214263000" calcext:value-type="currency">
            <text:p>214 263 000 ₽</text:p>
          </table:table-cell>
          <table:table-cell/>
        </table:table-row>
        <table:table-row table:style-name="ro1">
          <table:table-cell table:style-name="ce2" office:value-type="string" calcext:value-type="string">
            <text:p>Honda</text:p>
          </table:table-cell>
          <table:table-cell table:style-name="Default" table:formula="of:=AVERAGEIF([.B$2:.B$9];[.A14];[.C$2:.C$9])" office:value-type="float" office:value="19" calcext:value-type="float">
            <text:p>19</text:p>
          </table:table-cell>
          <table:table-cell table:style-name="ce8" table:formula="of:=AVERAGEIF([.B$2:.B$9];[.A14];[.D$2:.D$9])" office:value-type="float" office:value="1115000" calcext:value-type="float">
            <text:p>1115000</text:p>
          </table:table-cell>
          <table:table-cell/>
          <table:table-cell table:style-name="ce3" office:value-type="string" calcext:value-type="string">
            <text:p>Евро</text:p>
          </table:table-cell>
          <table:table-cell table:style-name="ce13" table:formula="of:=MAX([.E2:.E9])" office:value-type="currency" office:currency="EUR" office:value="137376000" calcext:value-type="currency">
            <text:p>€137 376 000</text:p>
          </table:table-cell>
          <table:table-cell table:style-name="ce17" table:formula="of:=SUMPRODUCT([.E2:.E9])" office:value-type="currency" office:currency="EUR" office:value="783815940" calcext:value-type="currency">
            <text:p>€783 815 940</text:p>
          </table:table-cell>
          <table:table-cell/>
        </table:table-row>
        <table:table-row table:style-name="ro1">
          <table:table-cell table:style-name="ce2" office:value-type="string" calcext:value-type="string">
            <text:p>Lada</text:p>
          </table:table-cell>
          <table:table-cell table:style-name="Default" table:formula="of:=AVERAGEIF([.B$2:.B$9];[.A15];[.C$2:.C$9])" office:value-type="float" office:value="40" calcext:value-type="float">
            <text:p>40</text:p>
          </table:table-cell>
          <table:table-cell table:style-name="ce8" table:formula="of:=AVERAGEIF([.B$2:.B$9];[.A15];[.D$2:.D$9])" office:value-type="float" office:value="375000" calcext:value-type="float">
            <text:p>37500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azda</text:p>
          </table:table-cell>
          <table:table-cell table:style-name="ce5" table:formula="of:=AVERAGEIF([.B$2:.B$9];[.A16];[.C$2:.C$9])" office:value-type="float" office:value="24" calcext:value-type="float">
            <text:p>24</text:p>
          </table:table-cell>
          <table:table-cell table:style-name="ce9" table:formula="of:=AVERAGEIF([.B$2:.B$9];[.A16];[.D$2:.D$9])" office:value-type="float" office:value="1524500" calcext:value-type="float">
            <text:p>1524500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IF([.A20]&gt;0;(2*[.A20])+( (SIN(2*[.A20])*SIN(2*[.A20]) ) /(3+[.A20]) );(1+([.A20]*[.A20]))/(SQRT(1+([.A20]*[.A20]*[.A20]*[.A20]))))" office:value-type="float" office:value="1.21267812518167" calcext:value-type="float">
            <text:p>1,213</text:p>
          </table:table-cell>
          <table:table-cell table:number-columns-repeated="6"/>
        </table:table-row>
        <table:table-row table:style-name="ro1">
          <table:table-cell office:value-type="float" office:value="-1.9" calcext:value-type="float">
            <text:p>-1,9</text:p>
          </table:table-cell>
          <table:table-cell table:formula="of:=IF([.A21]&gt;0;(2*[.A21])+( (SIN(2*[.A21])*SIN(2*[.A21]) ) /(3+[.A21]) );(1+([.A21]*[.A21]))/(SQRT(1+([.A21]*[.A21]*[.A21]*[.A21]))))" office:value-type="float" office:value="1.23066426434605" calcext:value-type="float">
            <text:p>1,231</text:p>
          </table:table-cell>
          <table:table-cell table:number-columns-repeated="6"/>
        </table:table-row>
        <table:table-row table:style-name="ro1">
          <table:table-cell office:value-type="float" office:value="-1.8" calcext:value-type="float">
            <text:p>-1,8</text:p>
          </table:table-cell>
          <table:table-cell table:formula="of:=IF([.A22]&gt;0;(2*[.A22])+( (SIN(2*[.A22])*SIN(2*[.A22]) ) /(3+[.A22]) );(1+([.A22]*[.A22]))/(SQRT(1+([.A22]*[.A22]*[.A22]*[.A22]))))" office:value-type="float" office:value="1.25043827551762" calcext:value-type="float">
            <text:p>1,250</text:p>
          </table:table-cell>
          <table:table-cell table:number-columns-repeated="6"/>
        </table:table-row>
        <table:table-row table:style-name="ro1">
          <table:table-cell office:value-type="float" office:value="-1.7" calcext:value-type="float">
            <text:p>-1,7</text:p>
          </table:table-cell>
          <table:table-cell table:formula="of:=IF([.A23]&gt;0;(2*[.A23])+( (SIN(2*[.A23])*SIN(2*[.A23]) ) /(3+[.A23]) );(1+([.A23]*[.A23]))/(SQRT(1+([.A23]*[.A23]*[.A23]*[.A23]))))" office:value-type="float" office:value="1.27202319412171" calcext:value-type="float">
            <text:p>1,272</text:p>
          </table:table-cell>
          <table:table-cell table:number-columns-repeated="6"/>
        </table:table-row>
        <table:table-row table:style-name="ro1">
          <table:table-cell office:value-type="float" office:value="-1.6" calcext:value-type="float">
            <text:p>-1,6</text:p>
          </table:table-cell>
          <table:table-cell table:formula="of:=IF([.A24]&gt;0;(2*[.A24])+( (SIN(2*[.A24])*SIN(2*[.A24]) ) /(3+[.A24]) );(1+([.A24]*[.A24]))/(SQRT(1+([.A24]*[.A24]*[.A24]*[.A24]))))" office:value-type="float" office:value="1.2953078766201" calcext:value-type="float">
            <text:p>1,295</text:p>
          </table:table-cell>
          <table:table-cell table:number-columns-repeated="6"/>
        </table:table-row>
        <table:table-row table:style-name="ro1">
          <table:table-cell office:value-type="float" office:value="-1.5" calcext:value-type="float">
            <text:p>-1,5</text:p>
          </table:table-cell>
          <table:table-cell table:formula="of:=IF([.A25]&gt;0;(2*[.A25])+( (SIN(2*[.A25])*SIN(2*[.A25]) ) /(3+[.A25]) );(1+([.A25]*[.A25]))/(SQRT(1+([.A25]*[.A25]*[.A25]*[.A25]))))" office:value-type="float" office:value="1.3199500146737" calcext:value-type="float">
            <text:p>1,320</text:p>
          </table:table-cell>
          <table:table-cell table:number-columns-repeated="6"/>
        </table:table-row>
        <table:table-row table:style-name="ro1">
          <table:table-cell office:value-type="float" office:value="-1.4" calcext:value-type="float">
            <text:p>-1,4</text:p>
          </table:table-cell>
          <table:table-cell table:formula="of:=IF([.A26]&gt;0;(2*[.A26])+( (SIN(2*[.A26])*SIN(2*[.A26]) ) /(3+[.A26]) );(1+([.A26]*[.A26]))/(SQRT(1+([.A26]*[.A26]*[.A26]*[.A26]))))" office:value-type="float" office:value="1.34523221139611" calcext:value-type="float">
            <text:p>1,345</text:p>
          </table:table-cell>
          <table:table-cell table:number-columns-repeated="6"/>
        </table:table-row>
        <table:table-row table:style-name="ro1">
          <table:table-cell office:value-type="float" office:value="-1.3" calcext:value-type="float">
            <text:p>-1,3</text:p>
          </table:table-cell>
          <table:table-cell table:formula="of:=IF([.A27]&gt;0;(2*[.A27])+( (SIN(2*[.A27])*SIN(2*[.A27]) ) /(3+[.A27]) );(1+([.A27]*[.A27]))/(SQRT(1+([.A27]*[.A27]*[.A27]*[.A27]))))" office:value-type="float" office:value="1.3698661558434" calcext:value-type="float">
            <text:p>1,370</text:p>
          </table:table-cell>
          <table:table-cell table:number-columns-repeated="6"/>
        </table:table-row>
        <table:table-row table:style-name="ro1">
          <table:table-cell office:value-type="float" office:value="-1.2" calcext:value-type="float">
            <text:p>-1,2</text:p>
          </table:table-cell>
          <table:table-cell table:formula="of:=IF([.A28]&gt;0;(2*[.A28])+( (SIN(2*[.A28])*SIN(2*[.A28]) ) /(3+[.A28]) );(1+([.A28]*[.A28]))/(SQRT(1+([.A28]*[.A28]*[.A28]*[.A28]))))" office:value-type="float" office:value="1.39176577516864" calcext:value-type="float">
            <text:p>1,392</text:p>
          </table:table-cell>
          <table:table-cell table:number-columns-repeated="6"/>
        </table:table-row>
        <table:table-row table:style-name="ro1">
          <table:table-cell office:value-type="float" office:value="-1.1" calcext:value-type="float">
            <text:p>-1,1</text:p>
          </table:table-cell>
          <table:table-cell table:formula="of:=IF([.A29]&gt;0;(2*[.A29])+( (SIN(2*[.A29])*SIN(2*[.A29]) ) /(3+[.A29]) );(1+([.A29]*[.A29]))/(SQRT(1+([.A29]*[.A29]*[.A29]*[.A29]))))" office:value-type="float" office:value="1.40787179780923" calcext:value-type="float">
            <text:p>1,408</text:p>
          </table:table-cell>
          <table:table-cell table:number-columns-repeated="6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30]&gt;0;(2*[.A30])+( (SIN(2*[.A30])*SIN(2*[.A30]) ) /(3+[.A30]) );(1+([.A30]*[.A30]))/(SQRT(1+([.A30]*[.A30]*[.A30]*[.A30]))))" office:value-type="float" office:value="1.4142135623731" calcext:value-type="float">
            <text:p>1,414</text:p>
          </table:table-cell>
          <table:table-cell table:number-columns-repeated="6"/>
        </table:table-row>
        <table:table-row table:style-name="ro1">
          <table:table-cell office:value-type="float" office:value="-0.9" calcext:value-type="float">
            <text:p>-0,9</text:p>
          </table:table-cell>
          <table:table-cell table:formula="of:=IF([.A31]&gt;0;(2*[.A31])+( (SIN(2*[.A31])*SIN(2*[.A31]) ) /(3+[.A31]) );(1+([.A31]*[.A31]))/(SQRT(1+([.A31]*[.A31]*[.A31]*[.A31]))))" office:value-type="float" office:value="1.40648562005029" calcext:value-type="float">
            <text:p>1,406</text:p>
          </table:table-cell>
          <table:table-cell table:number-columns-repeated="6"/>
        </table:table-row>
        <table:table-row table:style-name="ro1">
          <table:table-cell office:value-type="float" office:value="-0.8" calcext:value-type="float">
            <text:p>-0,8</text:p>
          </table:table-cell>
          <table:table-cell table:formula="of:=IF([.A32]&gt;0;(2*[.A32])+( (SIN(2*[.A32])*SIN(2*[.A32]) ) /(3+[.A32]) );(1+([.A32]*[.A32]))/(SQRT(1+([.A32]*[.A32]*[.A32]*[.A32]))))" office:value-type="float" office:value="1.38132509708488" calcext:value-type="float">
            <text:p>1,381</text:p>
          </table:table-cell>
          <table:table-cell table:number-columns-repeated="6"/>
        </table:table-row>
        <table:table-row table:style-name="ro1">
          <table:table-cell office:value-type="float" office:value="-0.7" calcext:value-type="float">
            <text:p>-0,7</text:p>
          </table:table-cell>
          <table:table-cell table:formula="of:=IF([.A33]&gt;0;(2*[.A33])+( (SIN(2*[.A33])*SIN(2*[.A33]) ) /(3+[.A33]) );(1+([.A33]*[.A33]))/(SQRT(1+([.A33]*[.A33]*[.A33]*[.A33]))))" office:value-type="float" office:value="1.3380055493505" calcext:value-type="float">
            <text:p>1,338</text:p>
          </table:table-cell>
          <table:table-cell table:number-columns-repeated="6"/>
        </table:table-row>
        <table:table-row table:style-name="ro1">
          <table:table-cell office:value-type="float" office:value="-0.6" calcext:value-type="float">
            <text:p>-0,6</text:p>
          </table:table-cell>
          <table:table-cell table:formula="of:=IF([.A34]&gt;0;(2*[.A34])+( (SIN(2*[.A34])*SIN(2*[.A34]) ) /(3+[.A34]) );(1+([.A34]*[.A34]))/(SQRT(1+([.A34]*[.A34]*[.A34]*[.A34]))))" office:value-type="float" office:value="1.27960688014147" calcext:value-type="float">
            <text:p>1,280</text:p>
          </table:table-cell>
          <table:table-cell table:number-columns-repeated="6"/>
        </table:table-row>
        <table:table-row table:style-name="ro1">
          <table:table-cell office:value-type="float" office:value="-0.5" calcext:value-type="float">
            <text:p>-0,5</text:p>
          </table:table-cell>
          <table:table-cell table:formula="of:=IF([.A35]&gt;0;(2*[.A35])+( (SIN(2*[.A35])*SIN(2*[.A35]) ) /(3+[.A35]) );(1+([.A35]*[.A35]))/(SQRT(1+([.A35]*[.A35]*[.A35]*[.A35]))))" office:value-type="float" office:value="1.21267812518167" calcext:value-type="float">
            <text:p>1,213</text:p>
          </table:table-cell>
          <table:table-cell table:number-columns-repeated="6"/>
        </table:table-row>
        <table:table-row table:style-name="ro1">
          <table:table-cell office:value-type="float" office:value="-0.4" calcext:value-type="float">
            <text:p>-0,4</text:p>
          </table:table-cell>
          <table:table-cell table:formula="of:=IF([.A36]&gt;0;(2*[.A36])+( (SIN(2*[.A36])*SIN(2*[.A36]) ) /(3+[.A36]) );(1+([.A36]*[.A36]))/(SQRT(1+([.A36]*[.A36]*[.A36]*[.A36]))))" office:value-type="float" office:value="1.14543113302338" calcext:value-type="float">
            <text:p>1,145</text:p>
          </table:table-cell>
          <table:table-cell table:number-columns-repeated="6"/>
        </table:table-row>
        <table:table-row table:style-name="ro1">
          <table:table-cell office:value-type="float" office:value="-0.3" calcext:value-type="float">
            <text:p>-0,3</text:p>
          </table:table-cell>
          <table:table-cell table:formula="of:=IF([.A37]&gt;0;(2*[.A37])+( (SIN(2*[.A37])*SIN(2*[.A37]) ) /(3+[.A37]) );(1+([.A37]*[.A37]))/(SQRT(1+([.A37]*[.A37]*[.A37]*[.A37]))))" office:value-type="float" office:value="1.08561213833912" calcext:value-type="float">
            <text:p>1,086</text:p>
          </table:table-cell>
          <table:table-cell table:number-columns-repeated="6"/>
        </table:table-row>
        <table:table-row table:style-name="ro1">
          <table:table-cell office:value-type="float" office:value="-0.2" calcext:value-type="float">
            <text:p>-0,2</text:p>
          </table:table-cell>
          <table:table-cell table:formula="of:=IF([.A38]&gt;0;(2*[.A38])+( (SIN(2*[.A38])*SIN(2*[.A38]) ) /(3+[.A38]) );(1+([.A38]*[.A38]))/(SQRT(1+([.A38]*[.A38]*[.A38]*[.A38]))))" office:value-type="float" office:value="1.03916899707066" calcext:value-type="float">
            <text:p>1,039</text:p>
          </table:table-cell>
          <table:table-cell table:number-columns-repeated="6"/>
        </table:table-row>
        <table:table-row table:style-name="ro1">
          <table:table-cell office:value-type="float" office:value="-0.0999999999999999" calcext:value-type="float">
            <text:p>-0,1</text:p>
          </table:table-cell>
          <table:table-cell table:formula="of:=IF([.A39]&gt;0;(2*[.A39])+( (SIN(2*[.A39])*SIN(2*[.A39]) ) /(3+[.A39]) );(1+([.A39]*[.A39]))/(SQRT(1+([.A39]*[.A39]*[.A39]*[.A39]))))" office:value-type="float" office:value="1.00994950378718" calcext:value-type="float">
            <text:p>1,01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40]&gt;0;(2*[.A40])+( (SIN(2*[.A40])*SIN(2*[.A40]) ) /(3+[.A40]) );(1+([.A40]*[.A40]))/(SQRT(1+([.A40]*[.A40]*[.A40]*[.A40]))))" office:value-type="float" office:value="1" calcext:value-type="float">
            <text:p>1,000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IF([.A41]&gt;0;(2*[.A41])+( (SIN(2*[.A41])*SIN(2*[.A41]) ) /(3+[.A41]) );(1+([.A41]*[.A41]))/(SQRT(1+([.A41]*[.A41]*[.A41]*[.A41]))))" office:value-type="float" office:value="0.21273209774147" calcext:value-type="float">
            <text:p>0,213</text:p>
          </table:table-cell>
          <table:table-cell table:number-columns-repeated="6"/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IF([.A42]&gt;0;(2*[.A42])+( (SIN(2*[.A42])*SIN(2*[.A42]) ) /(3+[.A42]) );(1+([.A42]*[.A42]))/(SQRT(1+([.A42]*[.A42]*[.A42]*[.A42]))))" office:value-type="float" office:value="0.447389576664506" calcext:value-type="float">
            <text:p>0,447</text:p>
          </table:table-cell>
          <table:table-cell table:number-columns-repeated="6"/>
        </table:table-row>
        <table:table-row table:style-name="ro1">
          <table:table-cell office:value-type="float" office:value="0.3" calcext:value-type="float">
            <text:p>0,3</text:p>
          </table:table-cell>
          <table:table-cell table:formula="of:=IF([.A43]&gt;0;(2*[.A43])+( (SIN(2*[.A43])*SIN(2*[.A43]) ) /(3+[.A43]) );(1+([.A43]*[.A43]))/(SQRT(1+([.A43]*[.A43]*[.A43]*[.A43]))))" office:value-type="float" office:value="0.696612461442929" calcext:value-type="float">
            <text:p>0,697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IF([.A44]&gt;0;(2*[.A44])+( (SIN(2*[.A44])*SIN(2*[.A44]) ) /(3+[.A44]) );(1+([.A44]*[.A44]))/(SQRT(1+([.A44]*[.A44]*[.A44]*[.A44]))))" office:value-type="float" office:value="0.951352870926661" calcext:value-type="float">
            <text:p>0,951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IF([.A45]&gt;0;(2*[.A45])+( (SIN(2*[.A45])*SIN(2*[.A45]) ) /(3+[.A45]) );(1+([.A45]*[.A45]))/(SQRT(1+([.A45]*[.A45]*[.A45]*[.A45]))))" office:value-type="float" office:value="1.20230669093531" calcext:value-type="float">
            <text:p>1,202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,6</text:p>
          </table:table-cell>
          <table:table-cell table:formula="of:=IF([.A46]&gt;0;(2*[.A46])+( (SIN(2*[.A46])*SIN(2*[.A46]) ) /(3+[.A46]) );(1+([.A46]*[.A46]))/(SQRT(1+([.A46]*[.A46]*[.A46]*[.A46]))))" office:value-type="float" office:value="1.44130468271406" calcext:value-type="float">
            <text:p>1,441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,7</text:p>
          </table:table-cell>
          <table:table-cell table:formula="of:=IF([.A47]&gt;0;(2*[.A47])+( (SIN(2*[.A47])*SIN(2*[.A47]) ) /(3+[.A47]) );(1+([.A47]*[.A47]))/(SQRT(1+([.A47]*[.A47]*[.A47]*[.A47]))))" office:value-type="float" office:value="1.66246247846874" calcext:value-type="float">
            <text:p>1,662</text:p>
          </table:table-cell>
          <table:table-cell table:number-columns-repeated="6"/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IF([.A48]&gt;0;(2*[.A48])+( (SIN(2*[.A48])*SIN(2*[.A48]) ) /(3+[.A48]) );(1+([.A48]*[.A48]))/(SQRT(1+([.A48]*[.A48]*[.A48]*[.A48]))))" office:value-type="float" office:value="1.86293352313089" calcext:value-type="float">
            <text:p>1,863</text:p>
          </table:table-cell>
          <table:table-cell table:number-columns-repeated="6"/>
        </table:table-row>
        <table:table-row table:style-name="ro1">
          <table:table-cell office:value-type="float" office:value="0.9" calcext:value-type="float">
            <text:p>0,9</text:p>
          </table:table-cell>
          <table:table-cell table:formula="of:=IF([.A49]&gt;0;(2*[.A49])+( (SIN(2*[.A49])*SIN(2*[.A49]) ) /(3+[.A49]) );(1+([.A49]*[.A49]))/(SQRT(1+([.A49]*[.A49]*[.A49]*[.A49]))))" office:value-type="float" office:value="2.04317415594028" calcext:value-type="float">
            <text:p>2,04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50]&gt;0;(2*[.A50])+( (SIN(2*[.A50])*SIN(2*[.A50]) ) /(3+[.A50]) );(1+([.A50]*[.A50]))/(SQRT(1+([.A50]*[.A50]*[.A50]*[.A50]))))" office:value-type="float" office:value="2.20670545260795" calcext:value-type="float">
            <text:p>2,207</text:p>
          </table:table-cell>
          <table:table-cell table:number-columns-repeated="6"/>
        </table:table-row>
        <table:table-row table:style-name="ro1">
          <table:table-cell office:value-type="float" office:value="1.1" calcext:value-type="float">
            <text:p>1,1</text:p>
          </table:table-cell>
          <table:table-cell table:formula="of:=IF([.A51]&gt;0;(2*[.A51])+( (SIN(2*[.A51])*SIN(2*[.A51]) ) /(3+[.A51]) );(1+([.A51]*[.A51]))/(SQRT(1+([.A51]*[.A51]*[.A51]*[.A51]))))" office:value-type="float" office:value="2.35943083780225" calcext:value-type="float">
            <text:p>2,359</text:p>
          </table:table-cell>
          <table:table-cell table:number-columns-repeated="6"/>
        </table:table-row>
        <table:table-row table:style-name="ro1">
          <table:table-cell office:value-type="float" office:value="1.2" calcext:value-type="float">
            <text:p>1,2</text:p>
          </table:table-cell>
          <table:table-cell table:formula="of:=IF([.A52]&gt;0;(2*[.A52])+( (SIN(2*[.A52])*SIN(2*[.A52]) ) /(3+[.A52]) );(1+([.A52]*[.A52]))/(SQRT(1+([.A52]*[.A52]*[.A52]*[.A52]))))" office:value-type="float" office:value="2.50863107340007" calcext:value-type="float">
            <text:p>2,509</text:p>
          </table:table-cell>
          <table:table-cell table:number-columns-repeated="6"/>
        </table:table-row>
        <table:table-row table:style-name="ro1">
          <table:table-cell office:value-type="float" office:value="1.3" calcext:value-type="float">
            <text:p>1,3</text:p>
          </table:table-cell>
          <table:table-cell table:formula="of:=IF([.A53]&gt;0;(2*[.A53])+( (SIN(2*[.A53])*SIN(2*[.A53]) ) /(3+[.A53]) );(1+([.A53]*[.A53]))/(SQRT(1+([.A53]*[.A53]*[.A53]*[.A53]))))" office:value-type="float" office:value="2.6618003870581" calcext:value-type="float">
            <text:p>2,662</text:p>
          </table:table-cell>
          <table:table-cell table:number-columns-repeated="6"/>
        </table:table-row>
        <table:table-row table:style-name="ro1">
          <table:table-cell office:value-type="float" office:value="1.4" calcext:value-type="float">
            <text:p>1,4</text:p>
          </table:table-cell>
          <table:table-cell table:formula="of:=IF([.A54]&gt;0;(2*[.A54])+( (SIN(2*[.A54])*SIN(2*[.A54]) ) /(3+[.A54]) );(1+([.A54]*[.A54]))/(SQRT(1+([.A54]*[.A54]*[.A54]*[.A54]))))" office:value-type="float" office:value="2.82550387744202" calcext:value-type="float">
            <text:p>2,826</text:p>
          </table:table-cell>
          <table:table-cell table:number-columns-repeated="6"/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IF([.A55]&gt;0;(2*[.A55])+( (SIN(2*[.A55])*SIN(2*[.A55]) ) /(3+[.A55]) );(1+([.A55]*[.A55]))/(SQRT(1+([.A55]*[.A55]*[.A55]*[.A55]))))" office:value-type="float" office:value="3.00442552370551" calcext:value-type="float">
            <text:p>3,004</text:p>
          </table:table-cell>
          <table:table-cell table:number-columns-repeated="6"/>
        </table:table-row>
        <table:table-row table:style-name="ro1">
          <table:table-cell office:value-type="float" office:value="1.6" calcext:value-type="float">
            <text:p>1,6</text:p>
          </table:table-cell>
          <table:table-cell table:formula="of:=IF([.A56]&gt;0;(2*[.A56])+( (SIN(2*[.A56])*SIN(2*[.A56]) ) /(3+[.A56]) );(1+([.A56]*[.A56]))/(SQRT(1+([.A56]*[.A56]*[.A56]*[.A56]))))" office:value-type="float" office:value="3.2007407697002" calcext:value-type="float">
            <text:p>3,201</text:p>
          </table:table-cell>
          <table:table-cell table:number-columns-repeated="6"/>
        </table:table-row>
        <table:table-row table:style-name="ro1">
          <table:table-cell office:value-type="float" office:value="1.7" calcext:value-type="float">
            <text:p>1,7</text:p>
          </table:table-cell>
          <table:table-cell table:formula="of:=IF([.A57]&gt;0;(2*[.A57])+( (SIN(2*[.A57])*SIN(2*[.A57]) ) /(3+[.A57]) );(1+([.A57]*[.A57]))/(SQRT(1+([.A57]*[.A57]*[.A57]*[.A57]))))" office:value-type="float" office:value="3.41389388400534" calcext:value-type="float">
            <text:p>3,414</text:p>
          </table:table-cell>
          <table:table-cell table:number-columns-repeated="6"/>
        </table:table-row>
        <table:table-row table:style-name="ro1">
          <table:table-cell office:value-type="float" office:value="1.8" calcext:value-type="float">
            <text:p>1,8</text:p>
          </table:table-cell>
          <table:table-cell table:formula="of:=IF([.A58]&gt;0;(2*[.A58])+( (SIN(2*[.A58])*SIN(2*[.A58]) ) /(3+[.A58]) );(1+([.A58]*[.A58]))/(SQRT(1+([.A58]*[.A58]*[.A58]*[.A58]))))" office:value-type="float" office:value="3.64079673806956" calcext:value-type="float">
            <text:p>3,641</text:p>
          </table:table-cell>
          <table:table-cell table:number-columns-repeated="6"/>
        </table:table-row>
        <table:table-row table:style-name="ro1">
          <table:table-cell office:value-type="float" office:value="1.9" calcext:value-type="float">
            <text:p>1,9</text:p>
          </table:table-cell>
          <table:table-cell table:formula="of:=IF([.A59]&gt;0;(2*[.A59])+( (SIN(2*[.A59])*SIN(2*[.A59]) ) /(3+[.A59]) );(1+([.A59]*[.A59]))/(SQRT(1+([.A59]*[.A59]*[.A59]*[.A59]))))" office:value-type="float" office:value="3.87640205687936" calcext:value-type="float">
            <text:p>3,87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[.A60]&gt;0;(2*[.A60])+( (SIN(2*[.A60])*SIN(2*[.A60]) ) /(3+[.A60]) );(1+([.A60]*[.A60]))/(SQRT(1+([.A60]*[.A60]*[.A60]*[.A60]))))" office:value-type="float" office:value="4.11455000338086" calcext:value-type="float">
            <text:p>4,11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E">€</number:currency-symbol>
      <number:number number:decimal-places="0" number:min-decimal-places="0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E">€</number:currency-symbol>
      <number:number number:decimal-places="0" number:min-decimal-places="0" number:min-integer-digits="1" number:grouping="true"/>
      <style:map style:condition="value()&gt;=0" style:apply-style-name="N107P0"/>
    </number:currency-style>
    <number:number-style style:name="N10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2T09:01:33.168000000</meta:creation-date>
    <dc:date>2021-09-22T10:46:45.263000000</dc:date>
    <meta:editing-duration>PT16M52S</meta:editing-duration>
    <meta:editing-cycles>3</meta:editing-cycles>
    <meta:generator>LibreOffice/7.1.5.2$Windows_X86_64 LibreOffice_project/85f04e9f809797b8199d13c421bd8a2b025d52b5</meta:generator>
    <meta:document-statistic meta:table-count="1" meta:cell-count="156" meta:object-count="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601cm" svg:height="8.213cm" xlink:href=".." xlink:type="simple" chart:class="chart:bar" chart:style-name="ch1">
        <chart:legend chart:legend-position="end" svg:x="12.814cm" svg:y="3.06cm" style:legend-expansion="high" chart:style-name="ch2"/>
        <chart:plot-area chart:style-name="ch3" table:cell-range-address="Лист1.C13:Лист1.C16" chart:data-source-has-labels="row" svg:x="0.292cm" svg:y="0.164cm" svg:width="12.23cm" svg:height="7.885cm">
          <chart:coordinate-region svg:x="1.839cm" svg:y="0.363cm" svg:width="10.683cm" svg:height="7.4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C13:Лист1.C13" loext:label-string="toyota" chart:class="chart:bar">
            <chart:data-point/>
          </chart:series>
          <chart:series chart:style-name="ch8" chart:values-cell-range-address="Лист1.C14:Лист1.C14" loext:label-string="honda" chart:class="chart:bar">
            <chart:data-point/>
          </chart:series>
          <chart:series chart:style-name="ch9" chart:values-cell-range-address="Лист1.C15:Лист1.C15" loext:label-string="lada" chart:class="chart:bar">
            <chart:data-point/>
          </chart:series>
          <chart:series chart:style-name="ch10" chart:values-cell-range-address="Лист1.C16:Лист1.C16" loext:label-string="mazda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yota</text:p>
              </table:table-cell>
              <table:table-cell office:value-type="string">
                <text:p>honda</text:p>
              </table:table-cell>
              <table:table-cell office:value-type="string">
                <text:p>lada</text:p>
              </table:table-cell>
              <table:table-cell office:value-type="string">
                <text:p>mazda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550000">
                <text:p>1550000</text:p>
                <draw:g>
                  <svg:desc>Лист1.C13:Лист1.C13</svg:desc>
                </draw:g>
              </table:table-cell>
              <table:table-cell office:value-type="float" office:value="1115000">
                <text:p>1115000</text:p>
                <draw:g>
                  <svg:desc>Лист1.C14:Лист1.C14</svg:desc>
                </draw:g>
              </table:table-cell>
              <table:table-cell office:value-type="float" office:value="375000">
                <text:p>375000</text:p>
                <draw:g>
                  <svg:desc>Лист1.C15:Лист1.C15</svg:desc>
                </draw:g>
              </table:table-cell>
              <table:table-cell office:value-type="float" office:value="1524500">
                <text:p>1524500</text:p>
                <draw:g>
                  <svg:desc>Лист1.C16:Лист1.C1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8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4.201cm" style:legend-expansion="high" chart:style-name="ch2"/>
        <chart:plot-area chart:style-name="ch3" table:cell-range-address="Лист1.A20:Лист1.B60" chart:data-source-has-labels="column" svg:x="0.32cm" svg:y="0.198cm" svg:width="12.182cm" svg:height="8.789cm">
          <chart:coordinate-region svg:x="1.418cm" svg:y="0.397cm" svg:width="11.084cm" svg:height="7.648cm"/>
          <chart:axis chart:dimension="x" chart:name="primary-x" chart:style-name="ch4" chartooo:axis-type="auto">
            <chartooo:date-scale/>
            <chart:categories table:cell-range-address="Лист1.A20:Лист1.A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B20:Лист1.B60" chart:class="chart:line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-2">
                <text:p>-2</text:p>
                <draw:g>
                  <svg:desc>Лист1.A20:Лист1.A60</svg:desc>
                </draw:g>
              </table:table-cell>
              <table:table-cell office:value-type="float" office:value="1.21267812518167">
                <text:p>1.21267812518167</text:p>
                <draw:g>
                  <svg:desc>Лист1.B20:Лист1.B60</svg:desc>
                </draw:g>
              </table:table-cell>
            </table:table-row>
            <table:table-row>
              <table:table-cell office:value-type="float" office:value="-1.9">
                <text:p>-1.9</text:p>
              </table:table-cell>
              <table:table-cell office:value-type="float" office:value="1.23066426434605">
                <text:p>1.23066426434605</text:p>
              </table:table-cell>
            </table:table-row>
            <table:table-row>
              <table:table-cell office:value-type="float" office:value="-1.8">
                <text:p>-1.8</text:p>
              </table:table-cell>
              <table:table-cell office:value-type="float" office:value="1.25043827551762">
                <text:p>1.25043827551762</text:p>
              </table:table-cell>
            </table:table-row>
            <table:table-row>
              <table:table-cell office:value-type="float" office:value="-1.7">
                <text:p>-1.7</text:p>
              </table:table-cell>
              <table:table-cell office:value-type="float" office:value="1.27202319412171">
                <text:p>1.27202319412171</text:p>
              </table:table-cell>
            </table:table-row>
            <table:table-row>
              <table:table-cell office:value-type="float" office:value="-1.6">
                <text:p>-1.6</text:p>
              </table:table-cell>
              <table:table-cell office:value-type="float" office:value="1.2953078766201">
                <text:p>1.2953078766201</text:p>
              </table:table-cell>
            </table:table-row>
            <table:table-row>
              <table:table-cell office:value-type="float" office:value="-1.5">
                <text:p>-1.5</text:p>
              </table:table-cell>
              <table:table-cell office:value-type="float" office:value="1.3199500146737">
                <text:p>1.3199500146737</text:p>
              </table:table-cell>
            </table:table-row>
            <table:table-row>
              <table:table-cell office:value-type="float" office:value="-1.4">
                <text:p>-1.4</text:p>
              </table:table-cell>
              <table:table-cell office:value-type="float" office:value="1.34523221139611">
                <text:p>1.34523221139611</text:p>
              </table:table-cell>
            </table:table-row>
            <table:table-row>
              <table:table-cell office:value-type="float" office:value="-1.3">
                <text:p>-1.3</text:p>
              </table:table-cell>
              <table:table-cell office:value-type="float" office:value="1.3698661558434">
                <text:p>1.3698661558434</text:p>
              </table:table-cell>
            </table:table-row>
            <table:table-row>
              <table:table-cell office:value-type="float" office:value="-1.2">
                <text:p>-1.2</text:p>
              </table:table-cell>
              <table:table-cell office:value-type="float" office:value="1.39176577516864">
                <text:p>1.39176577516864</text:p>
              </table:table-cell>
            </table:table-row>
            <table:table-row>
              <table:table-cell office:value-type="float" office:value="-1.1">
                <text:p>-1.1</text:p>
              </table:table-cell>
              <table:table-cell office:value-type="float" office:value="1.40787179780923">
                <text:p>1.40787179780923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float" office:value="-0.9">
                <text:p>-0.9</text:p>
              </table:table-cell>
              <table:table-cell office:value-type="float" office:value="1.40648562005029">
                <text:p>1.40648562005029</text:p>
              </table:table-cell>
            </table:table-row>
            <table:table-row>
              <table:table-cell office:value-type="float" office:value="-0.8">
                <text:p>-0.8</text:p>
              </table:table-cell>
              <table:table-cell office:value-type="float" office:value="1.38132509708488">
                <text:p>1.38132509708488</text:p>
              </table:table-cell>
            </table:table-row>
            <table:table-row>
              <table:table-cell office:value-type="float" office:value="-0.7">
                <text:p>-0.7</text:p>
              </table:table-cell>
              <table:table-cell office:value-type="float" office:value="1.3380055493505">
                <text:p>1.3380055493505</text:p>
              </table:table-cell>
            </table:table-row>
            <table:table-row>
              <table:table-cell office:value-type="float" office:value="-0.6">
                <text:p>-0.6</text:p>
              </table:table-cell>
              <table:table-cell office:value-type="float" office:value="1.27960688014147">
                <text:p>1.27960688014147</text:p>
              </table:table-cell>
            </table:table-row>
            <table:table-row>
              <table:table-cell office:value-type="float" office:value="-0.5">
                <text:p>-0.5</text:p>
              </table:table-cell>
              <table:table-cell office:value-type="float" office:value="1.21267812518167">
                <text:p>1.21267812518167</text:p>
              </table:table-cell>
            </table:table-row>
            <table:table-row>
              <table:table-cell office:value-type="float" office:value="-0.4">
                <text:p>-0.4</text:p>
              </table:table-cell>
              <table:table-cell office:value-type="float" office:value="1.14543113302338">
                <text:p>1.14543113302338</text:p>
              </table:table-cell>
            </table:table-row>
            <table:table-row>
              <table:table-cell office:value-type="float" office:value="-0.3">
                <text:p>-0.3</text:p>
              </table:table-cell>
              <table:table-cell office:value-type="float" office:value="1.08561213833912">
                <text:p>1.08561213833912</text:p>
              </table:table-cell>
            </table:table-row>
            <table:table-row>
              <table:table-cell office:value-type="float" office:value="-0.2">
                <text:p>-0.2</text:p>
              </table:table-cell>
              <table:table-cell office:value-type="float" office:value="1.03916899707066">
                <text:p>1.03916899707066</text:p>
              </table:table-cell>
            </table:table-row>
            <table:table-row>
              <table:table-cell office:value-type="float" office:value="-0.0999999999999999">
                <text:p>-0.0999999999999999</text:p>
              </table:table-cell>
              <table:table-cell office:value-type="float" office:value="1.00994950378718">
                <text:p>1.0099495037871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21273209774147">
                <text:p>0.21273209774147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447389576664506">
                <text:p>0.447389576664506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696612461442929">
                <text:p>0.69661246144292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951352870926661">
                <text:p>0.95135287092666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.20230669093531">
                <text:p>1.2023066909353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.44130468271406">
                <text:p>1.44130468271406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.66246247846874">
                <text:p>1.6624624784687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.86293352313089">
                <text:p>1.86293352313089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2.04317415594028">
                <text:p>2.0431741559402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.20670545260795">
                <text:p>2.20670545260795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2.35943083780225">
                <text:p>2.35943083780225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2.50863107340007">
                <text:p>2.50863107340007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2.6618003870581">
                <text:p>2.6618003870581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2.82550387744202">
                <text:p>2.82550387744202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3.00442552370551">
                <text:p>3.00442552370551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3.2007407697002">
                <text:p>3.2007407697002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3.41389388400534">
                <text:p>3.41389388400534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3.64079673806956">
                <text:p>3.64079673806956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3.87640205687936">
                <text:p>3.8764020568793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.11455000338086">
                <text:p>4.114550003380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